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000000568000002E0C38BCDD53F76D9CC.png" manifest:media-type="image/png"/>
  <manifest:file-entry manifest:full-path="Pictures/1000020000000548000002D07EC4CE1CA3EBF43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331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265cm, 0cm, 6.743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Latin Modern Sans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Latin Modern Sans" fo:font-size="32pt" style:font-size-asian="32pt" style:font-size-complex="32pt"/>
    </style:style>
    <style:style style:name="T1" style:family="text">
      <style:text-properties style:font-name="Latin Modern San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12cm" svg:x2="17cm" svg:y2="12cm">
          <text:p/>
        </draw:line>
        <draw:line draw:style-name="gr1" draw:text-style-name="P1" draw:layer="layout" svg:x1="4.05cm" svg:y1="12cm" svg:x2="4.05cm" svg:y2="1.5cm">
          <text:p/>
        </draw:line>
        <draw:frame draw:style-name="gr2" draw:text-style-name="P2" draw:layer="layout" svg:width="12.449cm" svg:height="10.117cm" svg:x="4.05cm" svg:y="1.833cm">
          <draw:image xlink:href="Pictures/1000020000000548000002D07EC4CE1CA3EBF438.png" xlink:type="simple" xlink:show="embed" xlink:actuate="onLoad" draw:mime-type="image/png">
            <text:p/>
          </draw:image>
        </draw:frame>
        <draw:frame draw:style-name="gr3" draw:text-style-name="P4" draw:layer="layout" svg:width="3.601cm" svg:height="1.911cm" draw:transform="rotate (1.5707963267949) translate (2.05cm 8.85cm)">
          <draw:text-box>
            <text:p text:style-name="P3"><text:span text:style-name="T1">exp(x)</text:span></text:p>
          </draw:text-box>
        </draw:frame>
        <draw:line draw:style-name="gr1" draw:text-style-name="P1" draw:layer="layout" svg:x1="4cm" svg:y1="26.106cm" svg:x2="17cm" svg:y2="26.106cm">
          <text:p/>
        </draw:line>
        <draw:line draw:style-name="gr1" draw:text-style-name="P1" draw:layer="layout" svg:x1="4.05cm" svg:y1="26.106cm" svg:x2="4.05cm" svg:y2="15.606cm">
          <text:p/>
        </draw:line>
        <draw:frame draw:style-name="gr3" draw:text-style-name="P4" draw:layer="layout" svg:width="2.72cm" svg:height="1.911cm" draw:transform="rotate (1.5707963267949) translate (2.05cm 22.956cm)">
          <draw:text-box>
            <text:p text:style-name="P3"><text:span text:style-name="T1">G(x)</text:span></text:p>
          </draw:text-box>
        </draw:frame>
        <draw:frame draw:style-name="gr4" draw:text-style-name="P2" draw:layer="layout" svg:width="12.249cm" svg:height="10.102cm" svg:x="4.25cm" svg:y="16.048cm">
          <draw:image xlink:href="Pictures/1000020000000568000002E0C38BCDD53F76D9C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26T15:06:04.367217623</meta:creation-date>
    <dc:date>2020-11-26T15:25:18.794681503</dc:date>
    <meta:editing-duration>PT34S</meta:editing-duration>
    <meta:editing-cycles>1</meta:editing-cycles>
    <meta:document-statistic meta:object-count="8"/>
    <meta:generator>LibreOffice/7.0.3.1$Linux_X86_64 LibreOffice_project/00$Build-1</meta:generator>
  </office:meta>
</office:document-meta>
</file>